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b3" officeooo:paragraph-rsid="001e18b3"/>
    </style:style>
    <style:style style:name="P2" style:family="paragraph" style:parent-style-name="Standard">
      <style:text-properties officeooo:rsid="001e18b3" officeooo:paragraph-rsid="00215654"/>
    </style:style>
    <style:style style:name="P3" style:family="paragraph" style:parent-style-name="Standard">
      <style:text-properties officeooo:rsid="00215654" officeooo:paragraph-rsid="00215654"/>
    </style:style>
    <style:style style:name="P4" style:family="paragraph" style:parent-style-name="Standard" style:list-style-name="L1">
      <style:text-properties officeooo:rsid="002238be" officeooo:paragraph-rsid="002238be"/>
    </style:style>
    <style:style style:name="P5" style:family="paragraph" style:parent-style-name="Standard">
      <style:text-properties fo:color="#000000" loext:opacity="100%" fo:font-size="12pt" style:text-underline-style="none" fo:font-weight="normal" officeooo:rsid="00564010" officeooo:paragraph-rsid="00564010" style:font-size-asian="12pt" style:font-weight-asian="normal" style:font-size-complex="12pt" style:font-weight-complex="normal"/>
    </style:style>
    <style:style style:name="P6" style:family="paragraph" style:parent-style-name="Standard">
      <style:text-properties fo:color="#000000" loext:opacity="100%" fo:font-size="12pt" style:text-underline-style="none" fo:font-weight="bold" officeooo:rsid="00564010" officeooo:paragraph-rsid="00564010" style:font-size-asian="12pt" style:font-weight-asian="bold" style:font-size-complex="12pt" style:font-weight-complex="bold"/>
    </style:style>
    <style:style style:name="P7" style:family="paragraph" style:parent-style-name="Standard" style:list-style-name="L1">
      <style:text-properties fo:color="#000000" loext:opacity="100%" style:font-name="Liberation Serif" fo:font-size="12pt" officeooo:paragraph-rsid="005c2773" style:font-size-asian="12pt" style:font-size-complex="12pt"/>
    </style:style>
    <style:style style:name="P8" style:family="paragraph" style:parent-style-name="Standard" style:list-style-name="L1">
      <style:text-properties fo:color="#000000" loext:opacity="100%" style:font-name="Liberation Serif" fo:font-size="12pt" officeooo:rsid="0060b3f1" officeooo:paragraph-rsid="0060b3f1" style:font-size-asian="12pt" style:font-size-complex="12pt"/>
    </style:style>
    <style:style style:name="P9" style:family="paragraph" style:parent-style-name="Standard" style:list-style-name="L1">
      <style:text-properties officeooo:rsid="00296087" officeooo:paragraph-rsid="00296087"/>
    </style:style>
    <style:style style:name="P10" style:family="paragraph" style:parent-style-name="Standard" style:list-style-name="L1">
      <style:paragraph-properties style:writing-mode="lr-tb"/>
      <style:text-properties officeooo:rsid="00296087" officeooo:paragraph-rsid="00296087"/>
    </style:style>
    <style:style style:name="P11" style:family="paragraph" style:parent-style-name="Standard" style:list-style-name="L1">
      <style:text-properties officeooo:rsid="002ca026" officeooo:paragraph-rsid="002ca026"/>
    </style:style>
    <style:style style:name="P12" style:family="paragraph" style:parent-style-name="Standard" style:list-style-name="L1">
      <style:text-properties officeooo:rsid="002dd916" officeooo:paragraph-rsid="002dd916"/>
    </style:style>
    <style:style style:name="P13" style:family="paragraph" style:parent-style-name="Standard" style:list-style-name="L1">
      <style:text-properties officeooo:rsid="002f526b" officeooo:paragraph-rsid="002f526b"/>
    </style:style>
    <style:style style:name="P14" style:family="paragraph" style:parent-style-name="Standard" style:list-style-name="L1">
      <style:text-properties officeooo:rsid="002f526b" officeooo:paragraph-rsid="00304c3f"/>
    </style:style>
    <style:style style:name="P15" style:family="paragraph" style:parent-style-name="Standard" style:list-style-name="L1">
      <style:text-properties officeooo:rsid="002f526b" officeooo:paragraph-rsid="0040a52c"/>
    </style:style>
    <style:style style:name="P16" style:family="paragraph" style:parent-style-name="Standard" style:list-style-name="L1">
      <style:text-properties officeooo:rsid="002f526b" officeooo:paragraph-rsid="006afd22"/>
    </style:style>
    <style:style style:name="P17" style:family="paragraph" style:parent-style-name="Standard" style:list-style-name="L1">
      <style:text-properties officeooo:rsid="002f526b" officeooo:paragraph-rsid="006dbec4"/>
    </style:style>
    <style:style style:name="P18" style:family="paragraph" style:parent-style-name="Standard" style:list-style-name="L1">
      <style:text-properties officeooo:rsid="0032a912" officeooo:paragraph-rsid="0032a912"/>
    </style:style>
    <style:style style:name="P19" style:family="paragraph" style:parent-style-name="Standard" style:list-style-name="L1">
      <style:text-properties officeooo:rsid="0033afd7" officeooo:paragraph-rsid="0033afd7"/>
    </style:style>
    <style:style style:name="P20" style:family="paragraph" style:parent-style-name="Standard" style:list-style-name="L1">
      <style:text-properties officeooo:rsid="0040a52c" officeooo:paragraph-rsid="0040a52c"/>
    </style:style>
    <style:style style:name="P21" style:family="paragraph" style:parent-style-name="Standard" style:list-style-name="L1">
      <style:text-properties officeooo:rsid="0040d83c" officeooo:paragraph-rsid="004306b1"/>
    </style:style>
    <style:style style:name="P22" style:family="paragraph" style:parent-style-name="Standard" style:list-style-name="L1">
      <style:text-properties officeooo:rsid="0040d83c" officeooo:paragraph-rsid="0048d363"/>
    </style:style>
    <style:style style:name="P23" style:family="paragraph" style:parent-style-name="Standard" style:list-style-name="L1">
      <style:text-properties officeooo:rsid="0043c6af" officeooo:paragraph-rsid="0043c6af"/>
    </style:style>
    <style:style style:name="P24" style:family="paragraph" style:parent-style-name="Standard" style:list-style-name="L1">
      <style:text-properties officeooo:rsid="0043cbf3" officeooo:paragraph-rsid="0043cbf3"/>
    </style:style>
    <style:style style:name="P25" style:family="paragraph" style:parent-style-name="Standard" style:list-style-name="L1">
      <style:text-properties officeooo:rsid="00455013" officeooo:paragraph-rsid="00455013"/>
    </style:style>
    <style:style style:name="P26" style:family="paragraph" style:parent-style-name="Standard" style:list-style-name="L1">
      <style:text-properties officeooo:rsid="0049c7d9" officeooo:paragraph-rsid="0049c7d9"/>
    </style:style>
    <style:style style:name="P27" style:family="paragraph" style:parent-style-name="Standard" style:list-style-name="L1">
      <style:text-properties officeooo:rsid="004aea4e" officeooo:paragraph-rsid="004aea4e"/>
    </style:style>
    <style:style style:name="P28" style:family="paragraph" style:parent-style-name="Standard" style:list-style-name="L1">
      <style:text-properties officeooo:rsid="004bf7e0" officeooo:paragraph-rsid="004bf7e0"/>
    </style:style>
    <style:style style:name="P29" style:family="paragraph" style:parent-style-name="Standard" style:list-style-name="L1">
      <style:text-properties fo:font-weight="bold" officeooo:rsid="004dffad" officeooo:paragraph-rsid="004dffad" style:font-weight-asian="bold" style:font-weight-complex="bold"/>
    </style:style>
    <style:style style:name="P30" style:family="paragraph" style:parent-style-name="Standard">
      <style:text-properties fo:font-weight="bold" officeooo:rsid="0067273e" officeooo:paragraph-rsid="0067273e" style:font-weight-asian="bold" style:font-weight-complex="bold"/>
    </style:style>
    <style:style style:name="P31" style:family="paragraph" style:parent-style-name="Standard" style:list-style-name="L2">
      <style:text-properties fo:font-weight="bold" officeooo:rsid="008ee64f" officeooo:paragraph-rsid="008ee64f" style:font-weight-asian="bold" style:font-weight-complex="bold"/>
    </style:style>
    <style:style style:name="P32" style:family="paragraph" style:parent-style-name="Standard" style:list-style-name="L2">
      <style:text-properties fo:font-weight="bold" officeooo:rsid="008fa22c" officeooo:paragraph-rsid="0091f702" style:font-weight-asian="bold" style:font-weight-complex="bold"/>
    </style:style>
    <style:style style:name="P33" style:family="paragraph" style:parent-style-name="Standard" style:list-style-name="L2">
      <style:text-properties fo:font-weight="bold" officeooo:rsid="0091f702" officeooo:paragraph-rsid="009cd163" style:font-weight-asian="bold" style:font-weight-complex="bold"/>
    </style:style>
    <style:style style:name="P34" style:family="paragraph" style:parent-style-name="Standard" style:list-style-name="L2">
      <style:text-properties fo:font-weight="bold" officeooo:rsid="0091f702" officeooo:paragraph-rsid="0091f702" style:font-weight-asian="bold" style:font-weight-complex="bold"/>
    </style:style>
    <style:style style:name="P35" style:family="paragraph" style:parent-style-name="Standard" style:list-style-name="L2">
      <style:text-properties fo:font-weight="bold" officeooo:rsid="00953514" officeooo:paragraph-rsid="00953514" style:font-weight-asian="bold" style:font-weight-complex="bold"/>
    </style:style>
    <style:style style:name="P36" style:family="paragraph" style:parent-style-name="Standard" style:list-style-name="L2">
      <style:text-properties fo:font-weight="bold" officeooo:rsid="00aa7ed4" officeooo:paragraph-rsid="00aa7ed4" style:font-weight-asian="bold" style:font-weight-complex="bold"/>
    </style:style>
    <style:style style:name="P37" style:family="paragraph" style:parent-style-name="Standard" style:list-style-name="L2">
      <style:text-properties fo:font-weight="bold" officeooo:rsid="00ad620a" officeooo:paragraph-rsid="00ad620a" style:font-weight-asian="bold" style:font-weight-complex="bold"/>
    </style:style>
    <style:style style:name="P38" style:family="paragraph" style:parent-style-name="Standard" style:list-style-name="L2">
      <style:text-properties fo:font-weight="bold" officeooo:rsid="0096039d" officeooo:paragraph-rsid="0096039d" style:font-weight-asian="bold" style:font-weight-complex="bold"/>
    </style:style>
    <style:style style:name="P39" style:family="paragraph" style:parent-style-name="Standard" style:list-style-name="L2">
      <style:text-properties fo:font-weight="bold" officeooo:rsid="0097359b" officeooo:paragraph-rsid="0097359b" style:font-weight-asian="bold" style:font-weight-complex="bold"/>
    </style:style>
    <style:style style:name="P40" style:family="paragraph" style:parent-style-name="Standard" style:list-style-name="L2">
      <style:text-properties fo:font-weight="bold" officeooo:rsid="0098ee94" officeooo:paragraph-rsid="0098ee94" style:font-weight-asian="bold" style:font-weight-complex="bold"/>
    </style:style>
    <style:style style:name="P41" style:family="paragraph" style:parent-style-name="Standard" style:list-style-name="L3">
      <style:text-properties fo:font-weight="bold" officeooo:rsid="00ca7699" officeooo:paragraph-rsid="00ca7699" style:font-weight-asian="bold" style:font-weight-complex="bold"/>
    </style:style>
    <style:style style:name="P42" style:family="paragraph" style:parent-style-name="Standard" style:list-style-name="L3">
      <style:text-properties fo:font-weight="bold" officeooo:paragraph-rsid="00c70123" style:font-weight-asian="bold" style:font-weight-complex="bold"/>
    </style:style>
    <style:style style:name="P43" style:family="paragraph" style:parent-style-name="Standard" style:list-style-name="L1">
      <style:text-properties officeooo:rsid="004f04a4" officeooo:paragraph-rsid="004f04a4"/>
    </style:style>
    <style:style style:name="P44" style:family="paragraph" style:parent-style-name="Standard" style:list-style-name="L1">
      <style:text-properties officeooo:rsid="005052d4" officeooo:paragraph-rsid="005052d4"/>
    </style:style>
    <style:style style:name="P45" style:family="paragraph" style:parent-style-name="Standard" style:list-style-name="L1">
      <style:text-properties officeooo:rsid="00522526" officeooo:paragraph-rsid="00522526"/>
    </style:style>
    <style:style style:name="P46" style:family="paragraph" style:parent-style-name="Standard" style:list-style-name="L1">
      <style:text-properties officeooo:rsid="0053c0d0" officeooo:paragraph-rsid="0053c0d0"/>
    </style:style>
    <style:style style:name="P47" style:family="paragraph" style:parent-style-name="Standard">
      <style:text-properties officeooo:rsid="0053c4f2" officeooo:paragraph-rsid="0053c4f2"/>
    </style:style>
    <style:style style:name="P48" style:family="paragraph" style:parent-style-name="Standard" style:list-style-name="L1">
      <style:text-properties officeooo:rsid="0054c951" officeooo:paragraph-rsid="0054c951"/>
    </style:style>
    <style:style style:name="P49" style:family="paragraph" style:parent-style-name="Standard" style:list-style-name="L1">
      <style:text-properties officeooo:rsid="0055e95e" officeooo:paragraph-rsid="0055e95e"/>
    </style:style>
    <style:style style:name="P50" style:family="paragraph" style:parent-style-name="Standard">
      <style:text-properties fo:color="#ff0000" loext:opacity="100%" fo:font-size="15pt" style:text-underline-style="solid" style:text-underline-width="auto" style:text-underline-color="font-color" fo:font-weight="bold" officeooo:rsid="00564010" officeooo:paragraph-rsid="00564010" style:font-size-asian="15pt" style:font-weight-asian="bold" style:font-size-complex="15pt" style:font-weight-complex="bold"/>
    </style:style>
    <style:style style:name="P51" style:family="paragraph" style:parent-style-name="Standard">
      <style:text-properties fo:color="#ff0000" loext:opacity="100%" fo:font-size="15pt" style:text-underline-style="solid" style:text-underline-width="auto" style:text-underline-color="font-color" fo:font-weight="bold" officeooo:rsid="00564010" officeooo:paragraph-rsid="0057ae62" style:font-size-asian="15pt" style:font-weight-asian="bold" style:font-size-complex="15pt" style:font-weight-complex="bold"/>
    </style:style>
    <style:style style:name="P52" style:family="paragraph" style:parent-style-name="Standard" style:list-style-name="L1">
      <style:text-properties officeooo:rsid="005b7e3f" officeooo:paragraph-rsid="005b7e3f"/>
    </style:style>
    <style:style style:name="P53" style:family="paragraph" style:parent-style-name="Standard" style:list-style-name="L1">
      <style:text-properties officeooo:rsid="005b7e3f" officeooo:paragraph-rsid="0062e0f9"/>
    </style:style>
    <style:style style:name="P54" style:family="paragraph" style:parent-style-name="Standard" style:list-style-name="L1">
      <style:text-properties style:font-name="Liberation Serif" officeooo:rsid="005b7e3f" officeooo:paragraph-rsid="005b7e3f"/>
    </style:style>
    <style:style style:name="P55" style:family="paragraph" style:parent-style-name="Standard" style:list-style-name="L1">
      <style:text-properties officeooo:rsid="0063fc0d" officeooo:paragraph-rsid="0063fc0d"/>
    </style:style>
    <style:style style:name="P56" style:family="paragraph" style:parent-style-name="Standard" style:list-style-name="L1">
      <style:text-properties officeooo:rsid="00653f0a" officeooo:paragraph-rsid="00653f0a"/>
    </style:style>
    <style:style style:name="P57" style:family="paragraph" style:parent-style-name="Standard" style:list-style-name="L1">
      <style:text-properties officeooo:rsid="00664fbd" officeooo:paragraph-rsid="00664fbd"/>
    </style:style>
    <style:style style:name="P58" style:family="paragraph" style:parent-style-name="Standard">
      <style:text-properties officeooo:rsid="0067273e" officeooo:paragraph-rsid="0067273e"/>
    </style:style>
    <style:style style:name="P59" style:family="paragraph" style:parent-style-name="Standard" style:list-style-name="L1">
      <style:text-properties officeooo:rsid="0073f2a1" officeooo:paragraph-rsid="0073f2a1"/>
    </style:style>
    <style:style style:name="P60" style:family="paragraph" style:parent-style-name="Standard" style:list-style-name="L1">
      <style:text-properties officeooo:rsid="0078340b" officeooo:paragraph-rsid="0078340b"/>
    </style:style>
    <style:style style:name="P61" style:family="paragraph" style:parent-style-name="Standard" style:list-style-name="L1">
      <style:text-properties officeooo:rsid="007ce801" officeooo:paragraph-rsid="007ce801"/>
    </style:style>
    <style:style style:name="P62" style:family="paragraph" style:parent-style-name="Standard" style:list-style-name="L1">
      <style:text-properties officeooo:rsid="0086f14a" officeooo:paragraph-rsid="0086f14a"/>
    </style:style>
    <style:style style:name="P63" style:family="paragraph" style:parent-style-name="Standard">
      <style:text-properties officeooo:rsid="00898b2d" officeooo:paragraph-rsid="00898b2d"/>
    </style:style>
    <style:style style:name="P64" style:family="paragraph" style:parent-style-name="Standard">
      <style:text-properties officeooo:rsid="00898b2d" officeooo:paragraph-rsid="00c4d2fb"/>
    </style:style>
    <style:style style:name="P65" style:family="paragraph" style:parent-style-name="Standard" style:list-style-name="L2">
      <style:text-properties officeooo:rsid="008dfa51" officeooo:paragraph-rsid="008dfa51"/>
    </style:style>
    <style:style style:name="P66" style:family="paragraph" style:parent-style-name="Standard" style:list-style-name="L2">
      <style:text-properties officeooo:rsid="008ee64f" officeooo:paragraph-rsid="008ee64f"/>
    </style:style>
    <style:style style:name="P67" style:family="paragraph" style:parent-style-name="Standard" style:list-style-name="L2">
      <style:text-properties officeooo:rsid="008fa22c" officeooo:paragraph-rsid="008fa22c"/>
    </style:style>
    <style:style style:name="P68" style:family="paragraph" style:parent-style-name="Standard" style:list-style-name="L2">
      <style:text-properties officeooo:rsid="0091f702" officeooo:paragraph-rsid="0091f702"/>
    </style:style>
    <style:style style:name="P69" style:family="paragraph" style:parent-style-name="Standard" style:list-style-name="L2">
      <style:text-properties officeooo:rsid="00935d83" officeooo:paragraph-rsid="00935d83"/>
    </style:style>
    <style:style style:name="P70" style:family="paragraph" style:parent-style-name="Standard" style:list-style-name="L2">
      <style:text-properties officeooo:rsid="00937f86" officeooo:paragraph-rsid="00937f86"/>
    </style:style>
    <style:style style:name="P71" style:family="paragraph" style:parent-style-name="Standard" style:list-style-name="L2">
      <style:text-properties officeooo:rsid="00953514" officeooo:paragraph-rsid="00953514"/>
    </style:style>
    <style:style style:name="P72" style:family="paragraph" style:parent-style-name="Standard" style:list-style-name="L2">
      <style:text-properties officeooo:rsid="0096039d" officeooo:paragraph-rsid="0096039d"/>
    </style:style>
    <style:style style:name="P73" style:family="paragraph" style:parent-style-name="Standard" style:list-style-name="L2">
      <style:text-properties officeooo:rsid="0098ee94" officeooo:paragraph-rsid="0098ee94"/>
    </style:style>
    <style:style style:name="P74" style:family="paragraph" style:parent-style-name="Standard" style:list-style-name="L2">
      <style:text-properties officeooo:rsid="00a151c1" officeooo:paragraph-rsid="00a151c1"/>
    </style:style>
    <style:style style:name="P75" style:family="paragraph" style:parent-style-name="Standard" style:list-style-name="L1">
      <style:text-properties officeooo:rsid="00a3881e" officeooo:paragraph-rsid="00a3881e"/>
    </style:style>
    <style:style style:name="P76" style:family="paragraph" style:parent-style-name="Standard" style:list-style-name="L1">
      <style:text-properties officeooo:rsid="00a631d9" officeooo:paragraph-rsid="00a631d9"/>
    </style:style>
    <style:style style:name="P77" style:family="paragraph" style:parent-style-name="Standard" style:list-style-name="L1">
      <style:text-properties officeooo:rsid="00b0413b" officeooo:paragraph-rsid="00b0413b"/>
    </style:style>
    <style:style style:name="P78" style:family="paragraph" style:parent-style-name="Standard" style:list-style-name="L1">
      <style:paragraph-properties style:writing-mode="lr-tb"/>
      <style:text-properties officeooo:rsid="00b774d3" officeooo:paragraph-rsid="00b774d3"/>
    </style:style>
    <style:style style:name="P79" style:family="paragraph" style:parent-style-name="Standard" style:list-style-name="L3">
      <style:text-properties fo:font-weight="normal" officeooo:paragraph-rsid="00c70123" style:font-weight-asian="normal" style:font-weight-complex="normal"/>
    </style:style>
    <style:style style:name="P80" style:family="paragraph" style:parent-style-name="Standard">
      <style:text-properties fo:font-weight="normal" officeooo:paragraph-rsid="00c70123" style:font-weight-asian="normal" style:font-weight-complex="normal"/>
    </style:style>
    <style:style style:name="P81" style:family="paragraph" style:parent-style-name="Standard">
      <style:text-properties fo:font-weight="normal" officeooo:rsid="00cceccf" officeooo:paragraph-rsid="00cceccf" style:font-weight-asian="normal" style:font-weight-complex="normal"/>
    </style:style>
    <style:style style:name="P82" style:family="paragraph" style:parent-style-name="Text_20_body">
      <style:text-properties fo:color="#000000" loext:opacity="100%" fo:font-size="12pt" fo:font-style="italic" fo:font-weight="normal" officeooo:rsid="001e18b3" officeooo:paragraph-rsid="001e18b3" style:font-size-asian="12pt" style:font-style-asian="italic" style:font-size-complex="12pt" style:font-style-complex="italic"/>
    </style:style>
    <style:style style:name="P83" style:family="paragraph" style:parent-style-name="Text_20_body">
      <style:text-properties fo:color="#000000" loext:opacity="100%" fo:font-size="12pt" fo:font-style="italic" fo:font-weight="normal" officeooo:rsid="001e18b3" style:font-size-asian="12pt" style:font-style-asian="italic" style:font-size-complex="12pt" style:font-style-complex="italic"/>
    </style:style>
    <style:style style:name="P84" style:family="paragraph" style:parent-style-name="Text_20_body">
      <style:text-properties fo:color="#000000" loext:opacity="100%" fo:font-size="12pt" fo:font-style="normal" fo:font-weight="bold" officeooo:rsid="00260dd4" officeooo:paragraph-rsid="00260dd4"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loext:opacity="100%" fo:font-size="12pt" fo:font-style="italic" fo:font-weight="bold" officeooo:rsid="001e18b3" style:font-size-asian="12pt" style:font-style-asian="italic" style:font-size-complex="12pt" style:font-style-complex="italic"/>
    </style:style>
    <style:style style:name="T3" style:family="text">
      <style:text-properties fo:color="#000000" loext:opacity="100%" fo:font-size="12pt" fo:font-style="italic" fo:font-weight="normal" officeooo:rsid="001e18b3" style:font-size-asian="12pt" style:font-style-asian="italic" style:font-size-complex="12pt" style:font-style-complex="italic"/>
    </style:style>
    <style:style style:name="T4" style:family="text">
      <style:text-properties fo:color="#000000" loext:opacity="100%" fo:font-size="12pt" style:font-size-asian="12pt" style:font-size-complex="12pt"/>
    </style:style>
    <style:style style:name="T5" style:family="text">
      <style:text-properties officeooo:rsid="00296087"/>
    </style:style>
    <style:style style:name="T6" style:family="text">
      <style:text-properties officeooo:rsid="002dd916"/>
    </style:style>
    <style:style style:name="T7" style:family="text">
      <style:text-properties officeooo:rsid="00304c3f"/>
    </style:style>
    <style:style style:name="T8" style:family="text">
      <style:text-properties officeooo:rsid="00304d93"/>
    </style:style>
    <style:style style:name="T9" style:family="text">
      <style:text-properties officeooo:rsid="003327af"/>
    </style:style>
    <style:style style:name="T10" style:family="text">
      <style:text-properties officeooo:rsid="0033afd7"/>
    </style:style>
    <style:style style:name="T11" style:family="text">
      <style:text-properties officeooo:rsid="0034980d"/>
    </style:style>
    <style:style style:name="T12" style:family="text">
      <style:text-properties officeooo:rsid="003cd487"/>
    </style:style>
    <style:style style:name="T13" style:family="text">
      <style:text-properties officeooo:rsid="0040a52c"/>
    </style:style>
    <style:style style:name="T14" style:family="text">
      <style:text-properties officeooo:rsid="00424ec0"/>
    </style:style>
    <style:style style:name="T15" style:family="text">
      <style:text-properties officeooo:rsid="004306b1"/>
    </style:style>
    <style:style style:name="T16" style:family="text">
      <style:text-properties officeooo:rsid="00461a1b"/>
    </style:style>
    <style:style style:name="T17" style:family="text">
      <style:text-properties officeooo:rsid="0053c4f2"/>
    </style:style>
    <style:style style:name="T18" style:family="text">
      <style:text-properties officeooo:rsid="005c2773"/>
    </style:style>
    <style:style style:name="T19" style:family="text">
      <style:text-properties fo:font-variant="normal" fo:text-transform="none" fo:letter-spacing="normal" fo:font-style="normal" fo:font-weight="normal"/>
    </style:style>
    <style:style style:name="T20" style:family="text">
      <style:text-properties style:font-name="Liberation Serif"/>
    </style:style>
    <style:style style:name="T21" style:family="text">
      <style:text-properties officeooo:rsid="0062e0f9"/>
    </style:style>
    <style:style style:name="T22" style:family="text">
      <style:text-properties officeooo:rsid="0063a49d"/>
    </style:style>
    <style:style style:name="T23" style:family="text">
      <style:text-properties officeooo:rsid="006afd22"/>
    </style:style>
    <style:style style:name="T24" style:family="text">
      <style:text-properties officeooo:rsid="006cc916"/>
    </style:style>
    <style:style style:name="T25" style:family="text">
      <style:text-properties officeooo:rsid="006dbec4"/>
    </style:style>
    <style:style style:name="T26" style:family="text">
      <style:text-properties officeooo:rsid="006f4f9e"/>
    </style:style>
    <style:style style:name="T27" style:family="text">
      <style:text-properties officeooo:rsid="0070511d"/>
    </style:style>
    <style:style style:name="T28" style:family="text">
      <style:text-properties officeooo:rsid="00726e3e"/>
    </style:style>
    <style:style style:name="T29" style:family="text">
      <style:text-properties officeooo:rsid="00746ff8"/>
    </style:style>
    <style:style style:name="T30" style:family="text">
      <style:text-properties officeooo:rsid="0075a4ae"/>
    </style:style>
    <style:style style:name="T31" style:family="text">
      <style:text-properties officeooo:rsid="0079e7b3"/>
    </style:style>
    <style:style style:name="T32" style:family="text">
      <style:text-properties officeooo:rsid="007a1b81"/>
    </style:style>
    <style:style style:name="T33" style:family="text">
      <style:text-properties officeooo:rsid="007bd688"/>
    </style:style>
    <style:style style:name="T34" style:family="text">
      <style:text-properties officeooo:rsid="008a6de6"/>
    </style:style>
    <style:style style:name="T35" style:family="text">
      <style:text-properties officeooo:rsid="008ee64f"/>
    </style:style>
    <style:style style:name="T36" style:family="text">
      <style:text-properties officeooo:rsid="008fa22c"/>
    </style:style>
    <style:style style:name="T37" style:family="text">
      <style:text-properties officeooo:rsid="0091f702"/>
    </style:style>
    <style:style style:name="T38" style:family="text">
      <style:text-properties officeooo:rsid="00937f86"/>
    </style:style>
    <style:style style:name="T39" style:family="text">
      <style:text-properties officeooo:rsid="00953514"/>
    </style:style>
    <style:style style:name="T40" style:family="text">
      <style:text-properties officeooo:rsid="0096039d"/>
    </style:style>
    <style:style style:name="T41" style:family="text">
      <style:text-properties officeooo:rsid="0097359b"/>
    </style:style>
    <style:style style:name="T42" style:family="text">
      <style:text-properties officeooo:rsid="0098ee94"/>
    </style:style>
    <style:style style:name="T43" style:family="text">
      <style:text-properties officeooo:rsid="009cd163"/>
    </style:style>
    <style:style style:name="T44" style:family="text">
      <style:text-properties officeooo:rsid="009efd6c"/>
    </style:style>
    <style:style style:name="T45" style:family="text">
      <style:text-properties officeooo:rsid="00a0d0a2"/>
    </style:style>
    <style:style style:name="T46" style:family="text">
      <style:text-properties officeooo:rsid="00a151c1"/>
    </style:style>
    <style:style style:name="T47" style:family="text">
      <style:text-properties officeooo:rsid="00a22a20"/>
    </style:style>
    <style:style style:name="T48" style:family="text">
      <style:text-properties officeooo:rsid="00a23075"/>
    </style:style>
    <style:style style:name="T49" style:family="text">
      <style:text-properties officeooo:rsid="00a89ea0"/>
    </style:style>
    <style:style style:name="T50" style:family="text">
      <style:text-properties officeooo:rsid="00aa7ed4"/>
    </style:style>
    <style:style style:name="T51" style:family="text">
      <style:text-properties officeooo:rsid="00ad620a"/>
    </style:style>
    <style:style style:name="T52" style:family="text">
      <style:text-properties officeooo:rsid="00ad6b00"/>
    </style:style>
    <style:style style:name="T53" style:family="text">
      <style:text-properties officeooo:rsid="00aee851"/>
    </style:style>
    <style:style style:name="T54" style:family="text">
      <style:text-properties officeooo:rsid="00af91d3"/>
    </style:style>
    <style:style style:name="T55" style:family="text">
      <style:text-properties officeooo:rsid="00b0413b"/>
    </style:style>
    <style:style style:name="T56" style:family="text">
      <style:text-properties officeooo:rsid="00b6970a"/>
    </style:style>
    <style:style style:name="T57" style:family="text">
      <style:text-properties officeooo:rsid="00b99598"/>
    </style:style>
    <style:style style:name="T58" style:family="text">
      <style:text-properties officeooo:rsid="00bcb4c7"/>
    </style:style>
    <style:style style:name="T59" style:family="text">
      <style:text-properties officeooo:rsid="00c321a0"/>
    </style:style>
    <style:style style:name="T60" style:family="text">
      <style:text-properties officeooo:rsid="00c4d2f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84">Requirements:</text:p>
      <text:p text:style-name="P82">The literature review is a 6-10 page document synthesising the selected body of literature related to the work to be completed during the research project. The literature review must review what has already been achieved in the research area, identify the research question and justify the needs of the research project.</text:p>
      <text:p text:style-name="P83">There is a soft requirement on the number of references and the maximum length allowed for the literature review, which is governed by the points value of the research project unit being completed:</text:p>
      <text:p text:style-name="P83">24 point research projects: 5,000-6,000 words 10 - 20 references</text:p>
      <text:p text:style-name="P83">The word limits include the reference section. You can justify and seek support from your supervisor(s) if your word limit is severely under or over the limit.</text:p>
      <text:p text:style-name="Text_20_body"><text:span text:style-name="Strong_20_Emphasis"><text:span text:style-name="T2">Penalties of late or no submission: </text:span></text:span><text:span text:style-name="T3">Late: -5% per day (or part thereof) for the first 7 days (including weekends and public holidays), after which the assigned work is not accept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iterature Review Notes</text:p>
      <text:p text:style-name="P1"/>
      <text:p text:style-name="P1"><text:s text:c="4"/>1. useful to have the...</text:p>
      <text:p text:style-name="P1"><text:s text:c="4"/>2. Continue with the literature review, send the next draft by Saturday afternoon</text:p>
      <text:p text:style-name="P1"><text:s text:c="4"/>3. Do the basic implementation of thermostat – with generalised coordinates</text:p>
      <text:p text:style-name="P1"><text:s text:c="8"/>1. probably can also use the thermostat env for the Tschantz algorithm </text:p>
      <text:p text:style-name="P1"><text:s text:c="4"/>4. It’s Fine to mention scaling in the intro to the lit review, but you must overview the whole field in the intro. </text:p>
      <text:p text:style-name="P1"><text:s text:c="4"/>5. Tim thinks that the scope of the analysis of the Tschantz algorithm is fine for an honours thesis.</text:p>
      <text:p text:style-name="P1"><text:s text:c="4"/>6. Importantly for the thesis review. When wanting to justify the core motivation for investigating AIF, talk about the problem it solves.</text:p>
      <text:p text:style-name="P1"><text:s text:c="8"/>1. This is probably the affordance of a “built-in” exploratory drive to mimimize uncertainty.</text:p>
      <text:p text:style-name="P1"><text:s text:c="4"/>7. Really good idea to maintain a glossary.</text:p>
      <text:p text:style-name="P1"><text:s text:c="4"/>8. pomdps are not really studied and <text:span text:style-name="T12">AIF </text:span>is not really studied so this thesis is good.</text:p>
      <text:p text:style-name="P1"><text:s text:c="4"/>9. the neural net version is an approximation, need to talk about this?</text:p>
      <text:p text:style-name="P1"><text:s text:c="4"/>10. his thoughts on my framing of the problem:</text:p>
      <text:p text:style-name="P1"><text:s text:c="8"/>1. want to be a “little bit more precise and also less precise”</text:p>
      <text:p text:style-name="P1"><text:s text:c="8"/>2. try and consider more of a first order logic approach. </text:p>
      <text:p text:style-name="P1"><text:s text:c="8"/>3. How does the worst case grow?</text:p>
      <text:p text:style-name="P1"><text:s text:c="8"/>4. The asymptotic analysis is one approach.</text:p>
      <text:p text:style-name="P2">5. The other approach is what it means to scale</text:p>
      <text:p text:style-name="P2">might want to think about having a distribution of problems.Might now have a probability distribution in solutions as the problem goes up the expected time to get an adequate solution is polynomial/exponential… it’s quantified now.</text:p>
      <text:p text:style-name="P1"/>
      <text:p text:style-name="P1"/>
      <text:p text:style-name="P1"/>
      <text:p text:style-name="P63">16/05/23</text:p>
      <text:p text:style-name="P63"><text:span text:style-name="T34">Honours </text:span>Meeting points:</text:p>
      <text:list xml:id="list735838471" text:style-name="L2">
        <text:list-item>
          <text:p text:style-name="P65">probably going to do too much it’s a phd thesis.</text:p>
        </text:list-item>
        <text:list-item>
          <text:p text:style-name="P65">The title is too long</text:p>
          <text:list>
            <text:list-item>
              <text:p text:style-name="P65">it does need a title</text:p>
            </text:list-item>
            <text:list-item>
              <text:p text:style-name="P65">an abstract </text:p>
            </text:list-item>
            <text:list-item>
              <text:p text:style-name="P65">body and so on</text:p>
            </text:list-item>
          </text:list>
        </text:list-item>
        <text:list-item>
          <text:p text:style-name="P66">the level of abstraction continues to be too high</text:p>
          <text:list>
            <text:list-item>
              <text:p text:style-name="P31">ground things in examples really well.</text:p>
            </text:list-item>
          </text:list>
        </text:list-item>
        <text:list-item>
          <text:p text:style-name="P66">Mixed metaphors </text:p>
        </text:list-item>
        <text:list-item>
          <text:p text:style-name="P31">hav<text:span text:style-name="T58">e</text:span> a succinct explanation of the thing you are talking about</text:p>
        </text:list-item>
        <text:list-item>
          <text:p text:style-name="P31">it’s still not clear if this is an alternate approach to RL </text:p>
        </text:list-item>
        <text:list-item>
          <text:p text:style-name="P31">there are point that probably need to draw out:</text:p>
          <text:list>
            <text:list-item>
              <text:p text:style-name="P31">certainly the RL/AIF the existence of a model. </text:p>
            </text:list-item>
          </text:list>
        </text:list-item>
        <text:list-item>
          <text:p text:style-name="P66">Too many mixed metaphors</text:p>
          <text:list>
            <text:list-item>
              <text:p text:style-name="P66">a thermodynamic tendency to dissolution be deflationary</text:p>
            </text:list-item>
            <text:list-item>
              <text:p text:style-name="P66">present this in a computer science setting</text:p>
            </text:list-item>
            <text:list-item>
              <text:p text:style-name="P66">energy <text:span text:style-name="T49">a </text:span>entropy, entropy <text:span text:style-name="T49">as</text:span> uncertainty use this exposition instead of physics formulation.</text:p>
            </text:list-item>
            <text:list-item>
              <text:p text:style-name="P66">Difference between dependency and info transfer </text:p>
              <text:list>
                <text:list-item>
                  <text:p text:style-name="P66">information flow is all you need to talk about.</text:p>
                </text:list-item>
                <text:list-item>
                  <text:p text:style-name="P67">The internal model is not the same thing as the module be very clear about this. </text:p>
                </text:list-item>
              </text:list>
            </text:list-item>
          </text:list>
        </text:list-item>
        <text:list-item>
          <text:p text:style-name="P31">Be very objective about the points want to get across</text:p>
        </text:list-item>
        <text:list-item>
          <text:p text:style-name="P32">be really consistent <text:span text:style-name="T37">about the</text:span> goals <text:span text:style-name="T37">regarding</text:span> what I want to get across.</text:p>
        </text:list-item>
        <text:list-item>
          <text:p text:style-name="P32"><text:soft-page-break/><text:span text:style-name="T37">The FEP itself:</text:span></text:p>
          <text:list>
            <text:list-item>
              <text:p text:style-name="P32"><text:span text:style-name="T37">can possibly not mention it at all.</text:span> </text:p>
            </text:list-item>
          </text:list>
        </text:list-item>
        <text:list-item>
          <text:p text:style-name="P68">The things in the list of terms is crucial.</text:p>
        </text:list-item>
        <text:list-item>
          <text:p text:style-name="P33">Entropy <text:span text:style-name="T43">is a good framing to talk about the FEP/AIF</text:span></text:p>
        </text:list-item>
        <text:list-item>
          <text:p text:style-name="P33">message passing </text:p>
        </text:list-item>
        <text:list-item>
          <text:p text:style-name="P68">don’t necessarily wa<text:span text:style-name="T43">n</text:span>t to bring in points from the thesis. </text:p>
        </text:list-item>
        <text:list-item>
          <text:p text:style-name="P34">Have a prior chapter to the introduction. An overview of the lit review. Can possibly put some info on the project.</text:p>
        </text:list-item>
        <text:list-item>
          <text:p text:style-name="P69">The lit review is meant to construct a perspective as to why they are reading something. <text:span text:style-name="T38">This is what’s coming up and so on </text:span></text:p>
        </text:list-item>
        <text:list-item>
          <text:p text:style-name="P70">the concept of <text:span text:style-name="T43">a</text:span>n underlying graphical model works very well in comp sci.</text:p>
        </text:list-item>
        <text:list-item>
          <text:p text:style-name="P71"><text:span text:style-name="T44">A general point about the scope: </text:span>this is what happens to this approach under noise this is what happens to this other approach under noise</text:p>
        </text:list-item>
        <text:list-item>
          <text:p text:style-name="P35">the factor graph and sample efficiency needs to be defend defined all the things</text:p>
        </text:list-item>
        <text:list-item>
          <text:p text:style-name="P71">pomdps and scaling are the things you need to talk about </text:p>
          <text:list>
            <text:list-item>
              <text:p text:style-name="P71">noise is a related thing but…</text:p>
            </text:list-item>
            <text:list-item>
              <text:p text:style-name="P71">pi<text:span text:style-name="T45">c</text:span>k your battles</text:p>
            </text:list-item>
          </text:list>
        </text:list-item>
        <text:list-item>
          <text:p text:style-name="P72">don’t worry about the research aims </text:p>
        </text:list-item>
        <text:list-item>
          <text:p text:style-name="P74">Things to do generally</text:p>
          <text:list>
            <text:list-item>
              <text:p text:style-name="P72">leave the reader with the impression th<text:span text:style-name="T45">a</text:span>t <text:span text:style-name="T45">AIF is</text:span> a relevant interesting area </text:p>
            </text:list-item>
            <text:list-item>
              <text:p text:style-name="P72"><text:span text:style-name="T46">Make the case that AIF</text:span> its not solved</text:p>
            </text:list-item>
            <text:list-item>
              <text:p text:style-name="P72">identify key questions </text:p>
            </text:list-item>
            <text:list-item>
              <text:p text:style-name="P72">possibly suggest approaches. </text:p>
            </text:list-item>
          </text:list>
        </text:list-item>
        <text:list-item>
          <text:p text:style-name="P36">Things to absolutely define:</text:p>
          <text:list>
            <text:list-item>
              <text:p text:style-name="P37">partial Observability</text:p>
            </text:list-item>
            <text:list-item>
              <text:p text:style-name="P36">Bayesian Inference </text:p>
            </text:list-item>
            <text:list-item>
              <text:p text:style-name="P36">model-based vs model free</text:p>
            </text:list-item>
            <text:list-item>
              <text:p text:style-name="P36">factor graphs and message passing</text:p>
            </text:list-item>
          </text:list>
        </text:list-item>
        <text:list-item>
          <text:p text:style-name="P72">Important to come up with a plausible reason as to why you took your approach</text:p>
          <text:list>
            <text:list-item>
              <text:p text:style-name="P72">the approaches have these advantages and these disadvantages</text:p>
            </text:list-item>
            <text:list-item>
              <text:p text:style-name="P72">I will focus on this for some reason…</text:p>
            </text:list-item>
          </text:list>
        </text:list-item>
        <text:list-item>
          <text:p text:style-name="P38">be realistic about why n<text:span text:style-name="T47">o</text:span>one has done it so far</text:p>
        </text:list-item>
        <text:list-item>
          <text:p text:style-name="P38">pomdp problems are exponential that’s the nature of it man.</text:p>
          <text:list>
            <text:list-item>
              <text:p text:style-name="P39">This is an inherent thing to look at.</text:p>
            </text:list-item>
          </text:list>
        </text:list-item>
        <text:list-item>
          <text:p text:style-name="P73">Scale back the plan its bigger than it needs to be </text:p>
        </text:list-item>
        <text:list-item>
          <text:p text:style-name="P40">we need:</text:p>
          <text:list>
            <text:list-item>
              <text:p text:style-name="P40">what is <text:span text:style-name="T52">AIF</text:span>?</text:p>
            </text:list-item>
            <text:list-item>
              <text:p text:style-name="P40">Why are we interested In <text:span text:style-name="T52">AIF</text:span></text:p>
              <text:list>
                <text:list-item>
                  <text:p text:style-name="P40">what problem does it solve?</text:p>
                </text:list-item>
              </text:list>
            </text:list-item>
            <text:list-item>
              <text:p text:style-name="P40">How does it learn the model? What <text:span text:style-name="T52">is the</text:span> model is?</text:p>
            </text:list-item>
            <text:list-item>
              <text:p text:style-name="P40">How/<text:span text:style-name="T53">why</text:span> is it more efficient than say <text:span text:style-name="T53">RL</text:span>?</text:p>
            </text:list-item>
            <text:list-item>
              <text:p text:style-name="P40">What challenges remain?</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3">Structure:</text:p>
      <text:list xml:id="list3905234655" text:style-name="L1">
        <text:list-item>
          <text:p text:style-name="P75">Overview of the Literature Review</text:p>
          <text:list>
            <text:list-item>
              <text:p text:style-name="P75"/>
            </text:list-item>
          </text:list>
        </text:list-item>
        <text:list-item>
          <text:p text:style-name="P4">Introduction</text:p>
          <text:list>
            <text:list-item>
              <text:p text:style-name="P10">Topic Area (AI/Optimal Control) <text:span text:style-name="T56">in POMDPs</text:span></text:p>
            </text:list-item>
            <text:list-item>
              <text:p text:style-name="P10"><text:span text:style-name="T11">Nature-inspired </text:span>Agent-Based Methods <text:span text:style-name="T8">in large, state-action spaces with sparse rewards and noisy observations, </text:span><text:span text:style-name="T28">in the face of partial-observability</text:span><text:span text:style-name="T8">.</text:span></text:p>
            </text:list-item>
            <text:list-item>
              <text:p text:style-name="P78">POMDPs</text:p>
              <text:list>
                <text:list-item>
                  <text:p text:style-name="P78"><text:span text:style-name="T57">w</text:span>hat are they?</text:p>
                </text:list-item>
                <text:list-item>
                  <text:p text:style-name="P78">What sorts of methods are giga based?</text:p>
                </text:list-item>
              </text:list>
            </text:list-item>
          </text:list>
        </text:list-item>
        <text:list-item>
          <text:p text:style-name="P4">Overview <text:span text:style-name="T48">of </text:span><text:span text:style-name="T5">Active Inference</text:span></text:p>
          <text:list>
            <text:list-item>
              <text:p text:style-name="P9">what is it?</text:p>
              <text:list>
                <text:list-item>
                  <text:p text:style-name="P77">Generative AI is giga based</text:p>
                </text:list-item>
                <text:list-item>
                  <text:p text:style-name="P16"><text:span text:style-name="T13">Emerging </text:span><text:span text:style-name="T23">first-principles account of adaptive behaviour. </text:span><text:span text:style-name="T17">Active inference resolves the exploitation-exploration dilemma in relation to prior preferences, by placing information gain on the same footing as reward or value….</text:span></text:p>
                  <text:list>
                    <text:list-item>
                      <text:p text:style-name="P22">Cite the <text:span text:style-name="T27">Active Inference B</text:span>ook</text:p>
                    </text:list-item>
                    <text:list-item>
                      <text:p text:style-name="P22">Cite “Action Behaviour and Free Energy”</text:p>
                    </text:list-item>
                    <text:list-item>
                      <text:p text:style-name="P22"><text:span text:style-name="T14">Cite “RL or AIF?”, </text:span></text:p>
                    </text:list-item>
                    <text:list-item>
                      <text:p text:style-name="P25">Cite “AIF demystified”<text:span text:style-name="T54">­</text:span></text:p>
                    </text:list-item>
                    <text:list-item>
                      <text:p text:style-name="P26">Cite “Free Energy, User’s Guide”</text:p>
                    </text:list-item>
                    <text:list-item>
                      <text:p text:style-name="P20">Purporting to offer unification of action, perception and learning.</text:p>
                    </text:list-item>
                    <text:list-item>
                      <text:p text:style-name="P15"><text:span text:style-name="T24">AIF is </text:span>derived from the FEP.</text:p>
                      <text:list>
                        <text:list-item>
                          <text:p text:style-name="P21"><text:span text:style-name="T15">Cite “FEP Rough Guide Brain?”</text:span></text:p>
                        </text:list-item>
                      </text:list>
                    </text:list-item>
                  </text:list>
                </text:list-item>
              </text:list>
            </text:list-item>
            <text:list-item>
              <text:p text:style-name="P9">What problem does it solve?</text:p>
              <text:list>
                <text:list-item>
                  <text:p text:style-name="P11">Built-in affordance for uncertainty-reduction/exploration (epistemic foraging)</text:p>
                  <text:list>
                    <text:list-item>
                      <text:p text:style-name="P23">Cite “Active inference and epistemic value”</text:p>
                    </text:list-item>
                    <text:list-item>
                      <text:p text:style-name="P23"><text:span text:style-name="T16">Cite “C</text:span>omputational mechanisms of curiosity and goal-directed exploration”</text:p>
                    </text:list-item>
                  </text:list>
                </text:list-item>
                <text:list-item>
                  <text:p text:style-name="P17"><text:span text:style-name="T17">“</text:span><text:span text:style-name="T25">R</text:span><text:span text:style-name="T17">esolves” the exploitation-exploration dilemma… </text:span><text:span text:style-name="T26">(given some assumptions)</text:span></text:p>
                </text:list-item>
                <text:list-item>
                  <text:p text:style-name="P62">Cite the “”</text:p>
                </text:list-item>
              </text:list>
            </text:list-item>
            <text:list-item>
              <text:p text:style-name="P9">Why <text:span text:style-name="T6">c</text:span>are about it?</text:p>
              <text:list>
                <text:list-item>
                  <text:p text:style-name="P12">Growing empirical support to suggest the FEP is operative in a scale-invariant manner in the brain. <text:s/></text:p>
                  <text:list>
                    <text:list-item>
                      <text:p text:style-name="P24">Cite “Active Inference: A Process Theory”</text:p>
                    </text:list-item>
                    <text:list-item>
                      <text:p text:style-name="P27">Cite “Neural Dynamics under AIF”</text:p>
                    </text:list-item>
                    <text:list-item>
                      <text:p text:style-name="P27">“<text:span text:style-name="T55">solves</text:span>” <text:span text:style-name="T55">the explore/exploit dilemma or affords a means of much greater sample-efficiency than RL:</text:span></text:p>
                      <text:list>
                        <text:list-item>
                          <text:p text:style-name="P77">unfortunately not able to scale to the same sorts of problem sizes as RL just yet.</text:p>
                        </text:list-item>
                        <text:list-item>
                          <text:p text:style-name="P77">If we could scale it, we’d be able to use agent based methods in a much wider suite of problems, in addition to “solving” the problem of learning with sparse rewards. </text:p>
                        </text:list-item>
                      </text:list>
                    </text:list-item>
                  </text:list>
                </text:list-item>
                <text:list-item>
                  <text:p text:style-name="P59">Vastly more sample-efficient than Reinforcement Learning, <text:span text:style-name="T30">fantastic </text:span><text:span text:style-name="T29">f</text:span><text:span text:style-name="T30">o</text:span><text:span text:style-name="T29">r sparse – or no – rewards. </text:span></text:p>
                </text:list-item>
              </text:list>
            </text:list-item>
            <text:list-item>
              <text:p text:style-name="P14">A little bit on <text:span text:style-name="T7">what </text:span>the FEP <text:span text:style-name="T7">is</text:span>. </text:p>
              <text:list>
                <text:list-item>
                  <text:p text:style-name="P60">A theoretical <text:span text:style-name="T32">principle, purporting to be the </text:span>constitutive, <text:span text:style-name="T33">demarcating </text:span>principle of life <text:span text:style-name="T31">itself</text:span></text:p>
                  <text:list>
                    <text:list-item>
                      <text:p text:style-name="P76"><text:soft-page-break/>Might not even mention the FEP</text:p>
                    </text:list-item>
                    <text:list-item>
                      <text:p text:style-name="P61">Cite <text:span text:style-name="T15">“FEP Rough Guide Brain?”</text:span></text:p>
                    </text:list-item>
                  </text:list>
                </text:list-item>
              </text:list>
            </text:list-item>
          </text:list>
        </text:list-item>
        <text:list-item>
          <text:p text:style-name="P4">Previous Work</text:p>
          <text:list>
            <text:list-item>
              <text:p text:style-name="P9">Small, Discrete, tabular Methods</text:p>
              <text:list>
                <text:list-item>
                  <text:p text:style-name="P13">limited in application to small, discrete state-action spaces and bespoke generative models. </text:p>
                </text:list-item>
                <text:list-item>
                  <text:p text:style-name="P43">Cite “AIF in discrete action spaces a synthesis”</text:p>
                </text:list-item>
                <text:list-item>
                  <text:p text:style-name="P45">Cite “Generalised free energy and active inference”</text:p>
                </text:list-item>
                <text:list-item>
                  <text:p text:style-name="P46">Cite “Planning and navigation as active inference”</text:p>
                </text:list-item>
              </text:list>
            </text:list-item>
            <text:list-item>
              <text:p text:style-name="P44">Robustness to non-stationarity:</text:p>
              <text:list>
                <text:list-item>
                  <text:p text:style-name="P44">cite “empirical evaluation of aif in multi-armed bandits”</text:p>
                </text:list-item>
              </text:list>
            </text:list-item>
            <text:list-item>
              <text:p text:style-name="P9">Sampling based Methods</text:p>
              <text:list>
                <text:list-item>
                  <text:p text:style-name="P18">Neural network approximators for key distributions, approximate inference.</text:p>
                </text:list-item>
                <text:list-item>
                  <text:p text:style-name="P48">Cite “Deep Active Inference for Partially Observable MDPs”</text:p>
                </text:list-item>
                <text:list-item>
                  <text:p text:style-name="P49">Cite “Scaling AIF”</text:p>
                </text:list-item>
                <text:list-item>
                  <text:p text:style-name="P49">Cite<text:span text:style-name="T20"> “learning Generative State Space Models for AIF”</text:span></text:p>
                </text:list-item>
                <text:list-item>
                  <text:p text:style-name="P54">Cite “Deep AIF for POMDPs”</text:p>
                </text:list-item>
                <text:list-item>
                  <text:p text:style-name="P54">Cite “Combining information-seeking exploration and reward maximisation:Unified inf<text:span text:style-name="T4">erence on continuous state and action spaces under partial observability”</text:span></text:p>
                </text:list-item>
                <text:list-item>
                  <text:p text:style-name="P7"><text:span text:style-name="T18">Possibly cite “</text:span><text:span text:style-name="T19">Inferring in Circles: Active Inference in Continuous State Space Using Hierarchical Gaussian Filtering of Sufficient Statistics</text:span><text:span text:style-name="T18">”</text:span></text:p>
                </text:list-item>
                <text:list-item>
                  <text:p text:style-name="P8">Possibly Cite “Inferring in Circles: Active Inference in Continuous State Space Using Hierarchical Gaussian Filtering of Sufficient Statistics”</text:p>
                </text:list-item>
              </text:list>
            </text:list-item>
            <text:list-item>
              <text:p text:style-name="P9">Factor Graphical Methods</text:p>
              <text:list>
                <text:list-item>
                  <text:p text:style-name="P18"><text:span text:style-name="T9">M</text:span>essage passing for exact and approximate inference</text:p>
                </text:list-item>
                <text:list-item>
                  <text:p text:style-name="P52">Cite “Reactive Message Passing for Scalable Bayesian Inference”</text:p>
                </text:list-item>
                <text:list-item>
                  <text:p text:style-name="P55">Cite “Simulating AIF by Message Passing”</text:p>
                </text:list-item>
                <text:list-item>
                  <text:p text:style-name="P55">Cite “A Factor Graph approach to automated design of Bayesian signal processing algorithms”.</text:p>
                </text:list-item>
                <text:list-item>
                  <text:p text:style-name="P56">Cite “A Factor Graph Description of Deep Temporal Active Inference”</text:p>
                </text:list-item>
                <text:list-item>
                  <text:p text:style-name="P57">Cite “A Message Passing Perspective on Planning Under Active Inference”</text:p>
                </text:list-item>
                <text:list-item>
                  <text:p text:style-name="P53"><text:span text:style-name="T21">Possibly </text:span>Cite “Neuronal message passing using Mean-field, Bethe, and Marginal approximations” – <text:span text:style-name="T22">as prelude to message passing/factor graphs for active inference specifically.</text:span></text:p>
                </text:list-item>
              </text:list>
            </text:list-item>
          </text:list>
        </text:list-item>
        <text:list-item>
          <text:p text:style-name="P4">Gaps in Literature</text:p>
          <text:list>
            <text:list-item>
              <text:p text:style-name="P9">Scaling is a huge Issue. <text:span text:style-name="T10">Want to so this to get to the “really profound, practical problems”</text:span></text:p>
            </text:list-item>
            <text:list-item>
              <text:p text:style-name="P19">Factor graphical method not yet completely general, makes several assumptions about the structure of the model.</text:p>
              <text:list>
                <text:list-item>
                  <text:p text:style-name="P52">All models must be conjugate and all functions must be invertible (restrictive assumptions). Message-passing <text:s/></text:p>
                </text:list-item>
              </text:list>
            </text:list-item>
          </text:list>
        </text:list-item>
        <text:list-item>
          <text:p text:style-name="P4">Research Aims</text:p>
          <text:list>
            <text:list-item>
              <text:p text:style-name="P9">Improve the ability for AIF to scale to larger problems</text:p>
            </text:list-item>
          </text:list>
        </text:list-item>
        <text:list-item>
          <text:p text:style-name="P4">Conclusion</text:p>
        </text:list-item>
        <text:list-item>
          <text:p text:style-name="P28">Potential papers to cite</text:p>
          <text:list>
            <text:list-item>
              <text:p text:style-name="P28">Cite “Active Inference in Robotics and Artificial Agents: Survey and Challenges”</text:p>
              <text:list>
                <text:list-item text:start-value="1">
                  <text:p text:style-name="P29">potentially quite useful to look at!!!</text:p>
                </text:list-item>
              </text:list>
            </text:list-item>
          </text:list>
        </text:list-item>
      </text:list>
      <text:p text:style-name="P58"/>
      <text:p text:style-name="P58"/>
      <text:p text:style-name="P30">Sophisticated Inference:</text:p>
      <text:p text:style-name="P30"/>
      <text:p text:style-name="P30">There are several moving parts to the SAIF algorithm, such as</text:p>
      <text:p text:style-name="P30"><text:soft-page-break/>the branching/pruning of the policy search tree and recursive EFE evaluation</text:p>
      <text:p text:style-name="P1"/>
      <text:p text:style-name="P50">READ GENERATIVE STATE SPACE MODELS FOR ACTIVE INFERENCE</text:p>
      <text:p text:style-name="P50"/>
      <text:p text:style-name="P5">“underlying distribution of observations and sufficiently covers</text:p>
      <text:p text:style-name="P5">the action space. This is the case for the problems on which</text:p>
      <text:p text:style-name="P5">we benchmarked, however for more complex environments</text:p>
      <text:p text:style-name="P5">the agent would need an improved and guided exploration</text:p>
      <text:p text:style-name="P5">mechanism. In addition, we currently train the generative model</text:p>
      <text:p text:style-name="P5">beforehand, and only afterwards we introduce the planning as</text:p>
      <text:p text:style-name="P5">inference. <text:span text:style-name="T1">Ideally the agent should be trained while interacting</text:span></text:p>
      <text:p text:style-name="P6">with the environment, making the entire system end-to-end. This</text:p>
      <text:p text:style-name="P6">would require the agent to also evaluate expected free energy</text:p>
      <text:p text:style-name="P6">during the training process for exploration (Schwartenbeck et al.,</text:p>
      <text:p text:style-name="P6">2019), i.e., by maintaining a posterior distribution over model</text:p>
      <text:p text:style-name="P6">parameters similar to Tschantz et al. (2019).”</text:p>
      <text:p text:style-name="P6"/>
      <text:p text:style-name="P5">One of the main difficulties in our approach of active inference</text:p>
      <text:p text:style-name="P5">is the specification of the preferred state distribution, as it</text:p>
      <text:p text:style-name="P5">generally requires that the corresponding preferred observation</text:p>
      <text:p text:style-name="P5">is already acquired in some way so that the desired state</text:p>
      <text:p text:style-name="P5">values can be calculated through the agents generative model.</text:p>
      <text:p text:style-name="P5"/>
      <text:p text:style-name="P5">Our current approach relies on the presence of a pre-recorded</text:p>
      <text:p text:style-name="P5">dataset of (observation, action) pairs. In future work we will</text:p>
      <text:p text:style-name="P5">focus on learning the model in an online fashion, so that acting</text:p>
      <text:p text:style-name="P5">and learning can be interleaved, removing the need for a pre-</text:p>
      <text:p text:style-name="P5">recorded dataset.</text:p>
      <text:p text:style-name="P5"/>
      <text:p text:style-name="P51">READ Deep Active Inference for Partially</text:p>
      <text:p text:style-name="P51">Observable MDPs</text:p>
      <text:p text:style-name="P1"/>
      <text:p text:style-name="P47">Good Intros on AIF:<text:line-break/><text:line-break/>Active inference offers a first principle account of sentient behaviour, from which special and important</text:p>
      <text:p text:style-name="P47">cases can be derived, e.g., reinforcement learning, active learning, Bayes optimal inference, Bayes</text:p>
      <text:p text:style-name="P47">optimal design, etc. Active inference resolves the exploitation-exploration dilemma in relation to prior</text:p>
      <text:p text:style-name="P47">preferences, by placing information gain on the same footing as reward or value. In brief, active</text:p>
      <text:p text:style-name="P47">inference replaces value functions with functionals of (Bayesian) beliefs, in the form of an expected</text:p>
      <text:p text:style-name="P47">(variational) free energy.</text:p>
      <text:p text:style-name="P47"/>
      <text:p text:style-name="P47"/>
      <text:p text:style-name="P47">Learning Generative State Space</text:p>
      <text:p text:style-name="P47">Models for Active Inference:</text:p>
      <text:p text:style-name="P47"/>
      <text:p text:style-name="P47">Active inference rests upon the free energy principle for the</text:p>
      <text:p text:style-name="P47">brain (Friston, 2010), which models the brain as a Bayesian</text:p>
      <text:p text:style-name="P47">inference engine. The free energy principle states that every</text:p>
      <text:p text:style-name="P47"><text:soft-page-break/>self-organizing system in environmental equilibrium must be</text:p>
      <text:p text:style-name="P47">minimizing its free energy (Friston et al., 2006). Free energy in</text:p>
      <text:p text:style-name="P47">this respect can be seen as a proxy for “surprise” or prediction</text:p>
      <text:p text:style-name="P47">error, and offers a unified account of action, perception and</text:p>
      <text:p text:style-name="P47">learning (Friston, 2010). The free energy principle has been able</text:p>
      <text:p text:style-name="P47">to explain a wide array of anatomical and physiological aspects of</text:p>
      <text:p text:style-name="P47">brain systems (Angelucci et al., 2002; Bastos et al., 2012; Friston</text:p>
      <text:p text:style-name="P47">et al., 2017a) Furthermore it allows for an elegant treatment of</text:p>
      <text:p text:style-name="P47">the intricate relationship between perception and action while</text:p>
      <text:p text:style-name="P47">inherently balancing the exploration and exploitation trade-off.</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4"><text:soft-page-break/><text:span text:style-name="T59">Things to Do</text:span>:</text:p>
      <text:list xml:id="list3210318190" text:style-name="L3">
        <text:list-item>
          <text:p text:style-name="P79"><text:span text:style-name="T35">ground things in examples really well.</text:span></text:p>
        </text:list-item>
        <text:list-item>
          <text:p text:style-name="P79"><text:span text:style-name="T35">hav</text:span><text:span text:style-name="T58">e</text:span><text:span text:style-name="T35"> a succinct explanation of the thing you are talking about</text:span></text:p>
        </text:list-item>
        <text:list-item>
          <text:p text:style-name="P79"><text:span text:style-name="T35">it’s still not clear </text:span><text:span text:style-name="T60">from what you’ve written if AIF</text:span><text:span text:style-name="T35"> is an alternate approach to RL </text:span></text:p>
          <text:list>
            <text:list-item>
              <text:p text:style-name="P41">The discussion of the built-in drive for exploration in AIF should deal with this</text:p>
            </text:list-item>
          </text:list>
        </text:list-item>
        <text:list-item>
          <text:p text:style-name="P79"><text:span text:style-name="T35">there are point that probably need to draw out:</text:span></text:p>
          <text:list>
            <text:list-item>
              <text:p text:style-name="P42"><text:span text:style-name="T35">certainly the RL/AIF the existence of a model. </text:span></text:p>
            </text:list-item>
          </text:list>
        </text:list-item>
        <text:list-item>
          <text:p text:style-name="P79"><text:span text:style-name="T35">Be very objective about the points want to get across</text:span></text:p>
        </text:list-item>
        <text:list-item>
          <text:p text:style-name="P79"><text:span text:style-name="T36">be really consistent </text:span><text:span text:style-name="T37">about the</text:span><text:span text:style-name="T36"> goals </text:span><text:span text:style-name="T37">regarding</text:span><text:span text:style-name="T36"> what I want to get across.</text:span></text:p>
        </text:list-item>
        <text:list-item>
          <text:p text:style-name="P79"><text:span text:style-name="T37">The FEP itself:</text:span></text:p>
          <text:list>
            <text:list-item>
              <text:p text:style-name="P79"><text:span text:style-name="T37">can possibly not mention it at all.</text:span><text:span text:style-name="T36"> </text:span></text:p>
            </text:list-item>
          </text:list>
        </text:list-item>
        <text:list-item>
          <text:p text:style-name="P79"><text:span text:style-name="T37">Entropy </text:span><text:span text:style-name="T43">is a good framing to talk about the FEP/AIF</text:span></text:p>
        </text:list-item>
        <text:list-item>
          <text:p text:style-name="P79"><text:span text:style-name="T37">message passing </text:span></text:p>
        </text:list-item>
        <text:list-item>
          <text:p text:style-name="P79"><text:span text:style-name="T37">Have a prior chapter to the introduction. An overview of the lit review. Can possibly put some info on the project.</text:span></text:p>
        </text:list-item>
        <text:list-item>
          <text:p text:style-name="P79"><text:span text:style-name="T39">the factor graph and sample efficiency needs to be defend defined all the things</text:span></text:p>
        </text:list-item>
        <text:list-item>
          <text:p text:style-name="P79"><text:span text:style-name="T50">Things to absolutely define:</text:span></text:p>
          <text:list>
            <text:list-item>
              <text:p text:style-name="P79"><text:span text:style-name="T51">partial Observability</text:span></text:p>
            </text:list-item>
            <text:list-item>
              <text:p text:style-name="P79"><text:span text:style-name="T50">Bayesian Inference </text:span></text:p>
            </text:list-item>
            <text:list-item>
              <text:p text:style-name="P79"><text:span text:style-name="T50">model-based vs model free</text:span></text:p>
            </text:list-item>
            <text:list-item>
              <text:p text:style-name="P79"><text:span text:style-name="T50">factor graphs and message passing</text:span></text:p>
            </text:list-item>
          </text:list>
        </text:list-item>
        <text:list-item>
          <text:p text:style-name="P79"><text:span text:style-name="T40">be realistic about why no one has done it so far</text:span></text:p>
        </text:list-item>
        <text:list-item>
          <text:p text:style-name="P79"><text:span text:style-name="T40">pomdp problems are exponential that’s the nature of it man.</text:span></text:p>
          <text:list>
            <text:list-item>
              <text:p text:style-name="P79"><text:span text:style-name="T41">This is an inherent thing to look at.</text:span></text:p>
            </text:list-item>
          </text:list>
        </text:list-item>
        <text:list-item>
          <text:p text:style-name="P79"><text:span text:style-name="T42">Scale back the plan its bigger than it needs to be </text:span></text:p>
        </text:list-item>
        <text:list-item>
          <text:p text:style-name="P79"><text:span text:style-name="T42">we need:</text:span></text:p>
          <text:list>
            <text:list-item>
              <text:p text:style-name="P79"><text:span text:style-name="T42">what is </text:span><text:span text:style-name="T52">AIF</text:span><text:span text:style-name="T42">?</text:span></text:p>
            </text:list-item>
            <text:list-item>
              <text:p text:style-name="P79"><text:span text:style-name="T42">Why are we interested In </text:span><text:span text:style-name="T52">AIF</text:span></text:p>
              <text:list>
                <text:list-item>
                  <text:p text:style-name="P79"><text:span text:style-name="T42">what problem does it solve?</text:span></text:p>
                </text:list-item>
              </text:list>
            </text:list-item>
            <text:list-item>
              <text:p text:style-name="P79"><text:span text:style-name="T42">How does it learn the model? What </text:span><text:span text:style-name="T52">is the</text:span><text:span text:style-name="T42"> model is?</text:span></text:p>
            </text:list-item>
            <text:list-item>
              <text:p text:style-name="P79"><text:span text:style-name="T42">How/</text:span><text:span text:style-name="T53">why</text:span><text:span text:style-name="T42"> is it more efficient than say </text:span><text:span text:style-name="T53">RL</text:span><text:span text:style-name="T42">?</text:span></text:p>
            </text:list-item>
            <text:list-item>
              <text:p text:style-name="P79"><text:span text:style-name="T42">What challenges remain?</text:span></text:p>
            </text:list-item>
          </text:list>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oft-page-break/>Generalised filtering:</text:p>
      <text:p text:style-name="P81"/>
      <text:p text:style-name="P81">In this paper, we dispense with the mean-field approximation and treat all unknown</text:p>
      <text:p text:style-name="P81">quantities as conditionally dependent variables, under the prior constraint that the changes</text:p>
      <text:p text:style-name="P81">in parameters and precisions are very small. This constraint is implemented by representing</text:p>
      <text:p text:style-name="P81">all unknown variables in generalised coordinates of motion, which allows one to optimise</text:p>
      <text:p text:style-name="P81">the moments of the joint posterior as data arrive. The resulting scheme enables an eﬃcient</text:p>
      <text:p text:style-name="P81">assimilation of data and the possibility of online and real-time deconvolution. We refer to this</text:p>
      <text:p text:style-name="P81">Bayesian filtering in generalised coordinates as Generalised Filtering #GF#. Furthermore, by</text:p>
      <text:p text:style-name="P81">assuming a fixed form for the conditional density #the Laplace assumption# one can reduce</text:p>
      <text:p text:style-name="P81">the triple estimation problem to integrating or solving a set of relatively simple ordinary</text:p>
      <text:p text:style-name="P81">diﬀerential equations. In this paper, we focus on GF under the Laplace assumption</text:p>
      <text:p text:style-name="P81"/>
      <text:p text:style-name="P81">We have previously described Variational filtering in #3# and smoothing in #5# for</text:p>
      <text:p text:style-name="P81">probabilistic inference on the hidden states of generative models based upon stochastic</text:p>
      <text:p text:style-name="P81">diﬀerential equations #see also #6–8#, for recent and related advances#. Variational filtering</text:p>
      <text:p text:style-name="P81">and its fixed form variant #Dynamic Expectation Maximization# outperform extended</text:p>
      <text:p text:style-name="P81">Kalman filtering and Particle filtering #provided the true posterior density is unimodal#</text:p>
      <text:p text:style-name="P81">in terms of the accuracy of estimating hidden states #3#. This improvement rests upon</text:p>
      <text:p text:style-name="P81">using generalised coordinates of motion. In other words, instead of just trying to estimate</text:p>
      <text:p text:style-name="P81">the conditional density of hidden states, one optimises the conditional density on their</text:p>
      <text:p text:style-name="P81">generalised motion to arbitrarily high order.</text:p>
      <text:p text:style-name="P81"/>
      <text:p text:style-name="P81">generalised states aﬀord a very</text:p>
      <text:p text:style-name="P81">simple filtering scheme that is formally distinct from Kalman and Particle filtering. In brief,</text:p>
      <text:p text:style-name="P81">Variational filtering uses a gradient descent on a free-energy bound on the model’s #negative#</text:p>
      <text:p text:style-name="P81">log-evidence. This means that filtering can be reduced to the solution of diﬀerential equations</text:p>
      <text:p text:style-name="P81">that necessarily entail continuity constraints on the conditional estimates. Clearly, the free-</text:p>
      <text:p text:style-name="P81">energy is a functional of time, which means that the gradient descent has to “hit a moving</text:p>
      <text:p text:style-name="P81">target.” Generalised coordinates finesse this problem by placing the gradient descent in a</text:p>
      <text:p text:style-name="P81">frame of reference that moves with the conditional expectation or mean #see #4# for details#.</text:p>
      <text:p text:style-name="P81"/>
      <text:p text:style-name="P81">Although not emphasised in this paper, the basic approach on which Generalised</text:p>
      <text:p text:style-name="P81">Filtering is based was developed with neurobiological implementation in mind. In other</text:p>
      <text:p text:style-name="P81">words, we have tried to construct a scheme that could be implemented by the brain in a</text:p>
      <text:p text:style-name="P81">neurobiologically plausible fashion. This was one of the primary motivations for a dynamical</text:p>
      <text:p text:style-name="P81">optimisation of the parameter and precision estima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eorgia" svg:font-family="Georgia, Palatino,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1:35:21.918512493</meta:creation-date>
    <dc:date>2023-05-19T15:20:58.437794430</dc:date>
    <meta:editing-duration>P3DT12H13M14S</meta:editing-duration>
    <meta:editing-cycles>136</meta:editing-cycles>
    <meta:generator>LibreOffice/7.3.7.2$Linux_X86_64 LibreOffice_project/30$Build-2</meta:generator>
    <meta:document-statistic meta:table-count="0" meta:image-count="0" meta:object-count="0" meta:page-count="9" meta:paragraph-count="274" meta:word-count="2760" meta:character-count="16792" meta:non-whitespace-character-count="14342"/>
  </office:meta>
</office:document-meta>
</file>